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monsiteweb363.wordpress.com/wp-admin/site-editor.php?canvas=ed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3:57:31.763985301</meta:creation-date>
    <dc:date>2024-05-14T13:57:59.202990255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72" meta:non-whitespace-character-count="72"/>
    <meta:generator>LibreOffice/7.3.7.2$Linux_X86_64 LibreOffice_project/30$Build-2</meta:generator>
  </office:meta>
</office:document-meta>
</file>